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61pt"/>
    </style:style>
    <style:style style:name="co2" style:family="table-column">
      <style:table-column-properties fo:break-before="auto" style:column-width="306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3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Author nationality</text:p>
          </table:table-cell>
          <table:table-cell table:style-name="ce1" office:value-type="string" calcext:value-type="string">
            <text:p>Author gender</text:p>
          </table:table-cell>
          <table:table-cell table:style-name="ce1" office:value-type="string" calcext:value-type="string">
            <text:p>Book title</text:p>
          </table:table-cell>
          <table:table-cell table:style-name="ce1" office:value-type="string" calcext:value-type="string">
            <text:p>Year of publication</text:p>
          </table:table-cell>
          <table:table-cell table:style-name="ce4" office:value-type="string" calcext:value-type="string">
            <text:p>Copyright</text:p>
          </table:table-cell>
          <table:table-cell table:style-name="ce4" table:number-columns-repeated="1016"/>
        </table:table-row>
        <table:table-row table:style-name="ro2">
          <table:table-cell table:style-name="ce2" office:value-type="string" calcext:value-type="string">
            <text:p>NAPLES_capri.txt</text:p>
          </table:table-cell>
          <table:table-cell table:style-name="ce2" office:value-type="string" calcext:value-type="string">
            <text:p><text:a xlink:href="https://archive.org/details/ahandbookfortra37firgoog" xlink:type="simple">https://archive.org/details/ahandbookfortra37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; being a guide for the provinces formerly constituting the continental portion of the kingdom of the two Sicilies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PLES_climate.txt</text:p>
          </table:table-cell>
          <table:table-cell table:style-name="ce2" office:value-type="string" calcext:value-type="string">
            <text:p><text:a xlink:href="https://archive.org/details/ahandbookfortra37firgoog" xlink:type="simple">https://archive.org/details/ahandbookfortra37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; being a guide for the provinces formerly constituting the continental portion of the kingdom of the two Sicilies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PLES_sorrento_excursions.txt</text:p>
          </table:table-cell>
          <table:table-cell table:style-name="ce2" office:value-type="string" calcext:value-type="string">
            <text:p><text:a xlink:href="https://archive.org/details/ahandbookfortra37firgoog" xlink:type="simple">https://archive.org/details/ahandbookfortra37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; being a guide for the provinces formerly constituting the continental portion of the kingdom of the two Sicilies</text:p>
          </table:table-cell>
          <table:table-cell table:style-name="ce2" office:value-type="float" office:value="1862" calcext:value-type="float">
            <text:p>186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URCHES.txt</text:p>
          </table:table-cell>
          <table:table-cell table:style-name="ce2" office:value-type="string" calcext:value-type="string">
            <text:p><text:a xlink:href="https://archive.org/details/bub_gb_hWeAhLe9KlMC" xlink:type="simple">https://archive.org/details/bub_gb_hWeAhLe9KlMC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e Naples Hand Guid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NVIRONS_OF_NAPLES_2.txt</text:p>
          </table:table-cell>
          <table:table-cell table:style-name="ce2" office:value-type="string" calcext:value-type="string">
            <text:p><text:a xlink:href="https://archive.org/details/bub_gb_hWeAhLe9KlMC" xlink:type="simple">https://archive.org/details/bub_gb_hWeAhLe9KlMC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e Naples Hand Guid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ENVIRONS_OF_NAPLES.txt</text:p>
          </table:table-cell>
          <table:table-cell table:style-name="ce2" office:value-type="string" calcext:value-type="string">
            <text:p><text:a xlink:href="https://archive.org/details/bub_gb_hWeAhLe9KlMC" xlink:type="simple">https://archive.org/details/bub_gb_hWeAhLe9KlMC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e Naples Hand Guid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PLES.txt</text:p>
          </table:table-cell>
          <table:table-cell table:style-name="ce2" office:value-type="string" calcext:value-type="string">
            <text:p><text:a xlink:href="https://archive.org/details/bub_gb_hWeAhLe9KlMC" xlink:type="simple">https://archive.org/details/bub_gb_hWeAhLe9KlMC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e Naples Hand Guid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ENERAL_HINTS</text:p>
          </table:table-cell>
          <table:table-cell table:style-name="ce2" office:value-type="string" calcext:value-type="string">
            <text:p><text:a xlink:href="https://archive.org/details/ahandbookfortra51firgoog" xlink:type="simple">https://archive.org/details/ahandbookfortra51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 and Sicily ...: South Italy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MPLE_OF_APOLLO.txt</text:p>
          </table:table-cell>
          <table:table-cell table:style-name="ce2" office:value-type="string" calcext:value-type="string">
            <text:p><text:a xlink:href="https://archive.org/details/threehoursinpomp00scotiala" xlink:type="simple">https://archive.org/details/threehoursinpomp00scotial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ree hours in Pompeii; a real and practical guide-book compiled in harmony with description given by Bulwer Lytton in his work entitled "The last days of Pompeii"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HE_THREE_LAW-COURTS.txt</text:p>
          </table:table-cell>
          <table:table-cell table:style-name="ce2" office:value-type="string" calcext:value-type="string">
            <text:p><text:a xlink:href="https://archive.org/details/threehoursinpomp00scotiala" xlink:type="simple">https://archive.org/details/threehoursinpomp00scotiala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Three hours in Pompeii; a real and practical guide-book compiled in harmony with description given by Bulwer Lytton in his work entitled "The last days of Pompeii"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OUNT_VESUVIUS.txt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PLES_HOW_TO_SEE_IT.txt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PLES_usefulhints.txt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ORRENTO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MARTINO.txt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II_Highways_2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II_Highways_3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II_Highways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I_Highways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I_Highways_1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I_Highways_2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I_Highways_3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I_Highways_4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_Highways_1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HAPTER_XI_Highways_2.txt</text:p>
          </table:table-cell>
          <table:table-cell table:style-name="ce2" office:value-type="string" calcext:value-type="string">
            <text:p><text:a xlink:href="https://www.gutenberg.org/files/44212/44212-h/44212-h.htm" xlink:type="simple">https://www.gutenberg.org/files/44212/44212-h/44212-h.htm</text:a></text:p>
          </table:table-cell>
          <table:table-cell table:style-name="ce2" office:value-type="string" calcext:value-type="string">
            <text:p>Francis Miltou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talian Highways and Byways from a Motor Car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ENOA_CATHEDRAL_CITIES_2.txt</text:p>
          </table:table-cell>
          <table:table-cell table:style-name="ce2" office:value-type="string" calcext:value-type="string">
            <text:p><text:a xlink:href="https://www.gutenberg.org/files/37692/37692-h/37692-h.htm" xlink:type="simple">https://www.gutenberg.org/files/37692/37692-h/37692-h.htm</text:a></text:p>
          </table:table-cell>
          <table:table-cell table:style-name="ce2" office:value-type="string" calcext:value-type="string">
            <text:p>William Wiehe Collin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thedral Cities of Italy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ENOA_CATHEDRAL_CITIES.txt</text:p>
          </table:table-cell>
          <table:table-cell table:style-name="ce2" office:value-type="string" calcext:value-type="string">
            <text:p><text:a xlink:href="https://www.gutenberg.org/files/37692/37692-h/37692-h.htm" xlink:type="simple">https://www.gutenberg.org/files/37692/37692-h/37692-h.htm</text:a></text:p>
          </table:table-cell>
          <table:table-cell table:style-name="ce2" office:value-type="string" calcext:value-type="string">
            <text:p>William Wiehe Collin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thedral Cities of Italy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PLES_CATHEDRAL_CITIES_1.txt</text:p>
          </table:table-cell>
          <table:table-cell table:style-name="ce2" office:value-type="string" calcext:value-type="string">
            <text:p><text:a xlink:href="https://www.gutenberg.org/files/37692/37692-h/37692-h.htm" xlink:type="simple">https://www.gutenberg.org/files/37692/37692-h/37692-h.htm</text:a></text:p>
          </table:table-cell>
          <table:table-cell table:style-name="ce2" office:value-type="string" calcext:value-type="string">
            <text:p>William Wiehe Collin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thedral Cities of Italy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PLES_CATHEDRAL_CITIES_2.txt</text:p>
          </table:table-cell>
          <table:table-cell table:style-name="ce2" office:value-type="string" calcext:value-type="string">
            <text:p><text:a xlink:href="https://www.gutenberg.org/files/37692/37692-h/37692-h.htm" xlink:type="simple">https://www.gutenberg.org/files/37692/37692-h/37692-h.htm</text:a></text:p>
          </table:table-cell>
          <table:table-cell table:style-name="ce2" office:value-type="string" calcext:value-type="string">
            <text:p>William Wiehe Collin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thedral Cities of Italy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PLES_CATHEDRAL_CITIES_3.txt</text:p>
          </table:table-cell>
          <table:table-cell table:style-name="ce2" office:value-type="string" calcext:value-type="string">
            <text:p><text:a xlink:href="https://www.gutenberg.org/files/37692/37692-h/37692-h.htm" xlink:type="simple">https://www.gutenberg.org/files/37692/37692-h/37692-h.htm</text:a></text:p>
          </table:table-cell>
          <table:table-cell table:style-name="ce2" office:value-type="string" calcext:value-type="string">
            <text:p>William Wiehe Collins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thedral Cities of Italy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apri_Cook</text:p>
          </table:table-cell>
          <table:table-cell table:style-name="ce2" office:value-type="string" calcext:value-type="string">
            <text:p><text:a xlink:href="https://archive.org/details/cookshandbookton00thom" xlink:type="simple">https://archive.org/details/cookshandbookton00thom</text:a>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Cook's handbook to Naples and environ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OMPEII_BURIED_CITIES_1.txt</text:p>
          </table:table-cell>
          <table:table-cell table:style-name="ce2" office:value-type="string" calcext:value-type="string">
            <text:p><text:a xlink:href="http://www.gutenberg.org/files/9628/9628-h/9628-h.htm" xlink:type="simple">http://www.gutenberg.org/files/9628/9628-h/9628-h.htm</text:a></text:p>
          </table:table-cell>
          <table:table-cell table:style-name="ce2" office:value-type="string" calcext:value-type="string">
            <text:p>Jennie Ha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uried Citie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OMPEII_BURIED_CITIES_2.txt</text:p>
          </table:table-cell>
          <table:table-cell table:style-name="ce2" office:value-type="string" calcext:value-type="string">
            <text:p><text:a xlink:href="http://www.gutenberg.org/files/9628/9628-h/9628-h.htm" xlink:type="simple">http://www.gutenberg.org/files/9628/9628-h/9628-h.htm</text:a></text:p>
          </table:table-cell>
          <table:table-cell table:style-name="ce2" office:value-type="string" calcext:value-type="string">
            <text:p>Jennie Ha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uried Citie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OMPEII_BURIED_CITIES_3.txt</text:p>
          </table:table-cell>
          <table:table-cell table:style-name="ce2" office:value-type="string" calcext:value-type="string">
            <text:p><text:a xlink:href="http://www.gutenberg.org/files/9628/9628-h/9628-h.htm" xlink:type="simple">http://www.gutenberg.org/files/9628/9628-h/9628-h.htm</text:a></text:p>
          </table:table-cell>
          <table:table-cell table:style-name="ce2" office:value-type="string" calcext:value-type="string">
            <text:p>Jennie Ha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uried Citie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ompei_Cook</text:p>
          </table:table-cell>
          <table:table-cell table:style-name="ce2" office:value-type="string" calcext:value-type="string">
            <text:p><text:a xlink:href="https://archive.org/details/cookshandbookton00thom" xlink:type="simple">https://archive.org/details/cookshandbookton00thom</text:a>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Cook's handbook to Naples and environ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orrento_Cook</text:p>
          </table:table-cell>
          <table:table-cell table:style-name="ce2" office:value-type="string" calcext:value-type="string">
            <text:p><text:a xlink:href="https://archive.org/details/cookshandbookton00thom" xlink:type="simple">https://archive.org/details/cookshandbookton00thom</text:a></text:p>
          </table:table-cell>
          <table:table-cell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Cook's handbook to Naples and environs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HE_ISLAND_OF_CAPRI</text:p>
          </table:table-cell>
          <table:table-cell table:style-name="ce2" office:value-type="string" calcext:value-type="string">
            <text:p><text:a xlink:href="https://archive.org/details/ramblesinnaplesa00forbuoft" xlink:type="simple">https://archive.org/details/ramblesinnaplesa00forbuoft</text:a></text:p>
          </table:table-cell>
          <table:table-cell table:style-name="ce2" office:value-type="string" calcext:value-type="string">
            <text:p>Forbes, S. Russel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mbles in Naples, an archaeological and historical guide to the museums, galleries, churches, and antiquities of Naples and its environs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ples_Population_Murray.txt</text:p>
          </table:table-cell>
          <table:table-cell table:style-name="ce2" office:value-type="string" calcext:value-type="string">
            <text:p><text:a xlink:href="https://archive.org/details/ahandbookfortra51firgoog" xlink:type="simple">https://archive.org/details/ahandbookfortra51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 and Sicily ...: South Italy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an_Martino_Murray.txt</text:p>
          </table:table-cell>
          <table:table-cell table:style-name="ce2" office:value-type="string" calcext:value-type="string">
            <text:p><text:a xlink:href="https://archive.org/details/ahandbookfortra51firgoog" xlink:type="simple">https://archive.org/details/ahandbookfortra51firgoog</text:a>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A Handbook for Travellers in Southern Italy and Sicily ...: South Italy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string" calcext:value-type="string">
            <text:p>NOT_IN_COPYRIGHT</text:p>
          </table:table-cell>
          <table:table-cell table:number-columns-repeated="1016"/>
        </table:table-row>
        <table:table-row table:style-name="ro4" table:number-rows-repeated="9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01:41.331676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6:32:36.290158769</meta:creation-date>
    <dc:date>2019-10-01T11:04:11.837521400</dc:date>
    <meta:editing-duration>PT11M55S</meta:editing-duration>
    <meta:editing-cycles>4</meta:editing-cycles>
    <meta:generator>LibreOffice/6.0.7.3$Linux_X86_64 LibreOffice_project/00m0$Build-3</meta:generator>
    <meta:document-statistic meta:table-count="1" meta:cell-count="320" meta:object-count="0"/>
  </office:meta>
</office:document-meta>
</file>